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3mm"/>
    </style:style>
    <style:style style:name="co2" style:family="table-column">
      <style:table-column-properties fo:break-before="auto" style:column-width="34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22mm"/>
    </style:style>
    <style:style style:name="co5" style:family="table-column">
      <style:table-column-properties fo:break-before="auto" style:column-width="23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51pt solid #000000" fo:border-top="0.06pt solid #000000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fo:border-left="none" fo:border-right="0.51pt solid #000000" fo:border-top="none"/>
    </style:style>
    <style:style style:name="ce12" style:family="table-cell" style:parent-style-name="Default">
      <style:table-cell-properties fo:border-bottom="0.06pt solid #000000" fo:background-color="#eeeeee" fo:border-left="none" fo:border-right="0.51pt solid #000000" fo:border-top="none"/>
    </style:style>
    <style:style style:name="ce13" style:family="table-cell" style:parent-style-name="Default">
      <style:table-cell-properties fo:border-bottom="none" fo:background-color="transparent" fo:border-left="none" fo:border-right="0.51pt solid #000000" fo:border-top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6699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3333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9900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9900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33" style:family="table-cell" style:parent-style-name="Default">
      <style:table-cell-properties fo:border="none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75.0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79.0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82.9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Linienspitzen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Pulverized, Dust &amp; Powder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20"/>
        <table:table-column table:style-name="co4" table:default-cell-style-name="ce20"/>
        <table:table-column table:style-name="co3" table:default-cell-style-name="ce20"/>
        <table:table-column table:style-name="co5" table:default-cell-style-name="ce20"/>
        <table:table-column table:style-name="co3" table:default-cell-style-name="ce20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8" office:value-type="string" calcext:value-type="string">
            <text:p>Mod</text:p>
          </table:table-cell>
          <table:table-cell table:style-name="ce14" office:value-type="string" calcext:value-type="string">
            <text:p>Crafting</text:p>
          </table:table-cell>
          <table:table-cell table:style-name="ce14" office:value-type="string" calcext:value-type="string">
            <text:p>Grindstone</text:p>
          </table:table-cell>
          <table:table-cell table:style-name="ce14" office:value-type="string" calcext:value-type="string">
            <text:p>Pulverizer</text:p>
          </table:table-cell>
          <table:table-cell table:style-name="ce14" office:value-type="string" calcext:value-type="string">
            <text:p>SAG Mill</text:p>
          </table:table-cell>
          <table:table-cell table:style-name="ce14" office:value-type="string" calcext:value-type="string">
            <text:p>Centrifuge</text:p>
          </table:table-cell>
          <table:table-cell table:style-name="ce29" table:number-columns-repeated="1017"/>
        </table:table-row>
        <table:table-row table:style-name="ro1">
          <table:table-cell table:style-name="ce2"/>
          <table:table-cell table:style-name="ce9"/>
          <table:table-cell table:style-name="ce15"/>
          <table:table-cell table:style-name="ce15" office:value-type="string" calcext:value-type="string">
            <text:p>AppEng</text:p>
          </table:table-cell>
          <table:table-cell table:style-name="ce15" office:value-type="string" calcext:value-type="string">
            <text:p>ThermExp</text:p>
          </table:table-cell>
          <table:table-cell table:style-name="ce15" office:value-type="string" calcext:value-type="string">
            <text:p>EnderIO</text:p>
          </table:table-cell>
          <table:table-cell table:style-name="ce15" office:value-type="string" calcext:value-type="string">
            <text:p>Forestry</text:p>
          </table:table-cell>
          <table:table-cell table:style-name="ce30" table:number-columns-repeated="1017"/>
        </table:table-row>
        <table:table-row table:style-name="ro1">
          <table:table-cell table:style-name="ce3" office:value-type="string" calcext:value-type="string">
            <text:p>Coal Powder</text:p>
          </table:table-cell>
          <table:table-cell table:style-name="ce10" office:value-type="string" calcext:value-type="string">
            <text:p>EnderIO</text:p>
          </table:table-cell>
          <table:table-cell table:style-name="ce16" table:number-columns-repeated="4"/>
          <table:table-cell table:style-name="ce26"/>
          <table:table-cell table:style-name="ce31" table:number-columns-repeated="1017"/>
        </table:table-row>
        <table:table-row table:style-name="ro1">
          <table:table-cell office:value-type="string" calcext:value-type="string">
            <text:p>Pulverized Coal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oa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115.48mm" svg:y="4.52mm" draw:caption-point-x="-6.1mm" draw:caption-point-y="13.64mm">
              <dc:date>2015-07-04T00:00:00</dc:date>
              <text:p text:style-name="P1"><text:span text:style-name="T1">- 4x Coal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2" draw:text-style-name="P2" svg:width="28.99mm" svg:height="25.71mm" svg:x="163.28mm" svg:y="4.52mm" draw:caption-point-x="-6.1mm" draw:caption-point-y="13.64mm">
              <dc:date>2015-08-10T00:00:00</dc:date>
              <text:p text:style-name="P1"><text:span text:style-name="T1">- Nether Coal Ore (Nether Ores)</text:span></text:p>
              <text:p text:style-name="P1"><text:span text:style-name="T1">- Coal (OreDict)</text:span></text:p>
              <text:p text:style-name="P1"><text:span text:style-name="T1">- Coal Ore (OreDic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3" draw:text-style-name="P2" svg:width="28.99mm" svg:height="21.76mm" svg:x="186.65mm" svg:y="4.52mm" draw:caption-point-x="-6.1mm" draw:caption-point-y="13.64mm">
              <dc:date>2015-08-12T00:00:00</dc:date>
              <text:p text:style-name="P1"><text:span text:style-name="T1">- Coal Ore (OreDict)</text:span></text:p>
              <text:p text:style-name="P1"><text:span text:style-name="T1">- Coal Block (OreDict)</text:span></text:p>
              <text:p text:style-name="P1"><text:span text:style-name="T1">- Coal (Vanilla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table:style-name="ce6" office:value-type="string" calcext:value-type="string">
            <text:p>Iron Powder</text:p>
          </table:table-cell>
          <table:table-cell table:style-name="ce13" office:value-type="string" calcext:value-type="string">
            <text:p>EnderIO</text:p>
          </table:table-cell>
          <table:table-cell table:style-name="ce19"/>
          <table:table-cell table:style-name="ce24"/>
          <table:table-cell table:style-name="ce19" table:number-columns-repeated="2"/>
          <table:table-cell table:style-name="ce24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Iron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Iron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115.48mm" svg:y="16.6mm" draw:caption-point-x="-6.1mm" draw:caption-point-y="15.1mm">
              <dc:date>2015-07-04T00:00:00</dc:date>
              <text:p text:style-name="P1"><text:span text:style-name="T1">- 4x Iron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4" draw:text-style-name="P2" svg:width="28.99mm" svg:height="77.06mm" svg:x="163.28mm" svg:y="16.6mm" draw:caption-point-x="-6.1mm" draw:caption-point-y="15.1mm">
              <dc:date>2015-08-10T00:00:00</dc:date>
              <text:p text:style-name="P1"><text:span text:style-name="T1">- Iron Ore (OreDict)</text:span></text:p>
              <text:p text:style-name="P1"><text:span text:style-name="T1">- Iron Ore Gravel (Ex Nihilo)</text:span></text:p>
              <text:p text:style-name="P1"><text:span text:style-name="T1">- Iron Ore Sand (Ex Nihilo)</text:span></text:p>
              <text:p text:style-name="P1"><text:span text:style-name="T1">- Iron Ore Dust (Ex Nihilo)</text:span></text:p>
              <text:p text:style-name="P1"><text:span text:style-name="T1">- Nether Iron Ore (Nether Ores)</text:span></text:p>
              <text:p text:style-name="P1"><text:span text:style-name="T1">- Nether Iron Ore Gravel (Ex Nihilo)</text:span></text:p>
              <text:p text:style-name="P1"><text:span text:style-name="T1">- Iron Ingot (OreDict)</text:span></text:p>
              <text:p text:style-name="P1"><text:span text:style-name="T1">- Native Iron Cluster (Thaumcraft)</text:span></text:p>
              <text:p text:style-name="P1"><text:span text:style-name="T1"/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6.6mm" draw:caption-point-x="-6.1mm" draw:caption-point-y="15.1mm">
              <dc:date>2015-08-12T00:00:00</dc:date>
              <text:p text:style-name="P1"><text:span text:style-name="T1">- Iron Ore (OreDict)</text:span></text:p>
              <text:p text:style-name="P1"><text:span text:style-name="T1">- Iron Block (OreDict)</text:span></text:p>
              <text:p text:style-name="P1"><text:span text:style-name="T1">- Iron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Pulverized Silver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ilver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115.48mm" svg:y="25.64mm" draw:caption-point-x="-6.1mm" draw:caption-point-y="15.1mm">
              <dc:date>2015-07-04T00:00:00</dc:date>
              <text:p text:style-name="P1"><text:span text:style-name="T1">- 4x Silver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63.28mm" svg:y="25.64mm" draw:caption-point-x="-6.1mm" draw:caption-point-y="15.1mm">
              <dc:date>2015-08-10T00:00:00</dc:date>
              <text:p text:style-name="P1"><text:span text:style-name="T1">- Silver Ore (OreDict)</text:span></text:p>
              <text:p text:style-name="P1"><text:span text:style-name="T1">- Silver Ore Gravel (Ex Nihilo)</text:span></text:p>
              <text:p text:style-name="P1"><text:span text:style-name="T1">- Silver Ore Sand (Ex Nihilo)</text:span></text:p>
              <text:p text:style-name="P1"><text:span text:style-name="T1">- Silver Ore Dust (Ex Nihilo)</text:span></text:p>
              <text:p text:style-name="P1"><text:span text:style-name="T1">- Nether Silver Ore (Nether Ores)</text:span></text:p>
              <text:p text:style-name="P1"><text:span text:style-name="T1">- Ender Silver Ore Gravel (Ex Nihilo)</text:span></text:p>
              <text:p text:style-name="P1"><text:span text:style-name="T1">- Silver Ingot (OreDict)</text:span></text:p>
              <text:p text:style-name="P1"><text:span text:style-name="T1">- Native Silver Cluster (Thaumcraf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25.64mm" draw:caption-point-x="-6.1mm" draw:caption-point-y="15.1mm">
              <dc:date>2015-08-12T00:00:00</dc:date>
              <text:p text:style-name="P1"><text:span text:style-name="T1">- Silver Ore (OreDict)</text:span></text:p>
              <text:p text:style-name="P1"><text:span text:style-name="T1">- Silver Block (OreDict)</text:span></text:p>
              <text:p text:style-name="P1"><text:span text:style-name="T1">- Silver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Pulverized Shiny Metal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latinum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115.48mm" svg:y="34.67mm" draw:caption-point-x="-6.1mm" draw:caption-point-y="15.1mm">
              <dc:date>2015-07-04T00:00:00</dc:date>
              <text:p text:style-name="P1"><text:span text:style-name="T1">- 4x Platinum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63.28mm" svg:y="34.67mm" draw:caption-point-x="-6.1mm" draw:caption-point-y="15.1mm">
              <dc:date>2015-08-10T00:00:00</dc:date>
              <text:p text:style-name="P1"><text:span text:style-name="T1">- Platinum Ore (OreDict)</text:span></text:p>
              <text:p text:style-name="P1"><text:span text:style-name="T1">- Platinum Ore Gravel (Ex Nihilo)</text:span></text:p>
              <text:p text:style-name="P1"><text:span text:style-name="T1">- Platinum Ore Sand (Ex Nihilo)</text:span></text:p>
              <text:p text:style-name="P1"><text:span text:style-name="T1">- Platinum Ore Dust (Ex Nihilo)</text:span></text:p>
              <text:p text:style-name="P1"><text:span text:style-name="T1">- Nether Platinum Ore (Nether Ores)</text:span></text:p>
              <text:p text:style-name="P1"><text:span text:style-name="T1">- Ender Platinum Ore Gravel (Ex Nihilo)</text:span></text:p>
              <text:p text:style-name="P1"><text:span text:style-name="T1">- Platinum Ingot (OreDict)</text:span></text:p>
              <text:p text:style-name="P1"><text:span text:style-name="T1">- Native Platinum Cluster (Witching Gadgets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34.67mm" draw:caption-point-x="-6.1mm" draw:caption-point-y="15.1mm">
              <dc:date>2015-08-12T00:00:00</dc:date>
              <text:p text:style-name="P1"><text:span text:style-name="T1">- Platinum Ore (OreDict)</text:span></text:p>
              <text:p text:style-name="P1"><text:span text:style-name="T1">- Platinum Block (OreDict)</text:span></text:p>
              <text:p text:style-name="P1"><text:span text:style-name="T1">- Platinum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table:style-name="ce6" office:value-type="string" calcext:value-type="string">
            <text:p>Copper Powder</text:p>
          </table:table-cell>
          <table:table-cell table:style-name="ce7" office:value-type="string" calcext:value-type="string">
            <text:p>EnderIO</text:p>
          </table:table-cell>
          <table:table-cell table:style-name="ce19"/>
          <table:table-cell table:style-name="ce24"/>
          <table:table-cell table:style-name="ce19"/>
          <table:table-cell table:style-name="ce24" table:number-columns-repeated="2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Copper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opper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115.48mm" svg:y="48.21mm" draw:caption-point-x="-6.1mm" draw:caption-point-y="15.1mm">
              <dc:date>2015-07-04T00:00:00</dc:date>
              <text:p text:style-name="P1"><text:span text:style-name="T1">- 4x Copper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7" draw:text-style-name="P2" svg:width="28.99mm" svg:height="84.96mm" svg:x="163.28mm" svg:y="48.21mm" draw:caption-point-x="-6.1mm" draw:caption-point-y="15.1mm">
              <dc:date>2015-08-10T00:00:00</dc:date>
              <text:p text:style-name="P1"><text:span text:style-name="T1">- Copper Ore (Ore Dict)</text:span></text:p>
              <text:p text:style-name="P1"><text:span text:style-name="T1">- Copper Ore Gravel (Ex Nihilo)</text:span></text:p>
              <text:p text:style-name="P1"><text:span text:style-name="T1">- Copper Ore Sand (Ex Nihilo)</text:span></text:p>
              <text:p text:style-name="P1"><text:span text:style-name="T1">- Copper Ore Dust (Ex Nihilo)</text:span></text:p>
              <text:p text:style-name="P1"><text:span text:style-name="T1">- Nether Copper Ore (Nether Ores)</text:span></text:p>
              <text:p text:style-name="P1"><text:span text:style-name="T1">- Nether Copper Ore Gravel (Ex Nihilo)</text:span></text:p>
              <text:p text:style-name="P1"><text:span text:style-name="T1">- Copper Ingot (OreDict)</text:span></text:p>
              <text:p text:style-name="P1"><text:span text:style-name="T1">- Native Copper Cluster (Thaumcraft)</text:span></text:p>
              <text:p text:style-name="P1"><text:span text:style-name="T1"/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48.25mm" draw:caption-point-x="-6.1mm" draw:caption-point-y="15.06mm">
              <dc:date>2015-08-12T00:00:00</dc:date>
              <text:p text:style-name="P1"><text:span text:style-name="T1">- Copper Ore (OreDict)</text:span></text:p>
              <text:p text:style-name="P1"><text:span text:style-name="T1">- Copper Block (OreDict)</text:span></text:p>
              <text:p text:style-name="P1"><text:span text:style-name="T1">- Copper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table:style-name="ce7" office:value-type="string" calcext:value-type="string">
            <text:p>Tin Powder</text:p>
          </table:table-cell>
          <table:table-cell table:style-name="ce13" office:value-type="string" calcext:value-type="string">
            <text:p>EnderIO</text:p>
          </table:table-cell>
          <table:table-cell table:style-name="ce19"/>
          <table:table-cell table:style-name="ce24" table:number-columns-repeated="4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Tin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in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115.48mm" svg:y="61.76mm" draw:caption-point-x="-6.1mm" draw:caption-point-y="15.1mm">
              <dc:date>2015-07-04T00:00:00</dc:date>
              <text:p text:style-name="P1"><text:span text:style-name="T1">- 4x Tin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4" draw:text-style-name="P2" svg:width="28.99mm" svg:height="77.06mm" svg:x="163.28mm" svg:y="61.76mm" draw:caption-point-x="-6.1mm" draw:caption-point-y="15.1mm">
              <dc:date>2015-08-10T00:00:00</dc:date>
              <text:p text:style-name="P1"><text:span text:style-name="T1">- Tin Ore (Ore Dict)</text:span></text:p>
              <text:p text:style-name="P1"><text:span text:style-name="T1">- Tin Ore Gravel (Ex Nihilo)</text:span></text:p>
              <text:p text:style-name="P1"><text:span text:style-name="T1">- Tin Ore Sand (Ex Nihilo)</text:span></text:p>
              <text:p text:style-name="P1"><text:span text:style-name="T1">- Tin Ore Dust (Ex Nihilo)</text:span></text:p>
              <text:p text:style-name="P1"><text:span text:style-name="T1">- Nether Tin Ore (Nether Ores)</text:span></text:p>
              <text:p text:style-name="P1"><text:span text:style-name="T1">- Ender Tin Ore Gravel (Ex Nihilo)</text:span></text:p>
              <text:p text:style-name="P1"><text:span text:style-name="T1">- Tin Ingot (OreDict)</text:span></text:p>
              <text:p text:style-name="P1"><text:span text:style-name="T1">- Native Tin Cluster (Thaumcraft)</text:span></text:p>
              <text:p text:style-name="P1"><text:span text:style-name="T1"/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61.76mm" draw:caption-point-x="-6.1mm" draw:caption-point-y="15.1mm">
              <dc:date>2015-08-12T00:00:00</dc:date>
              <text:p text:style-name="P1"><text:span text:style-name="T1">- Tin Ore (OreDict)</text:span></text:p>
              <text:p text:style-name="P1"><text:span text:style-name="T1">- Tin Block (OreDict)</text:span></text:p>
              <text:p text:style-name="P1"><text:span text:style-name="T1">- Tin Ingot (Ore 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Ferrous Metal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icke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115.48mm" svg:y="70.79mm" draw:caption-point-x="-6.1mm" draw:caption-point-y="15.1mm">
              <dc:date>2015-07-04T00:00:00</dc:date>
              <text:p text:style-name="P1"><text:span text:style-name="T1">- 4x Nickel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63.28mm" svg:y="70.79mm" draw:caption-point-x="-6.1mm" draw:caption-point-y="15.1mm">
              <dc:date>2015-08-10T00:00:00</dc:date>
              <text:p text:style-name="P1"><text:span text:style-name="T1">- Nickel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Ferrous Ore (Nether Ores)</text:span></text:p>
              <text:p text:style-name="P1"><text:span text:style-name="T1">- Nether Nickel Ore Gravel (Ex Nihilo)</text:span></text:p>
              <text:p text:style-name="P1"><text:span text:style-name="T1">- Nickel Ingot (OreDict)</text:span></text:p>
              <text:p text:style-name="P1"><text:span text:style-name="T1">- Native Nickel Cluster (Witching Gadgets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70.83mm" draw:caption-point-x="-6.1mm" draw:caption-point-y="15.06mm">
              <dc:date>2015-08-12T00:00:00</dc:date>
              <text:p text:style-name="P1"><text:span text:style-name="T1">- Nickel Ore (OreDict)</text:span></text:p>
              <text:p text:style-name="P1"><text:span text:style-name="T1">- Nickel Block (OreDict)</text:span></text:p>
              <text:p text:style-name="P1"><text:span text:style-name="T1">- Nickel Ingot (Ore 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Pulverized Lead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ead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115.48mm" svg:y="79.82mm" draw:caption-point-x="-6.1mm" draw:caption-point-y="15.1mm">
              <dc:date>2015-07-04T00:00:00</dc:date>
              <text:p text:style-name="P1"><text:span text:style-name="T1">- 4x Lead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63.28mm" svg:y="79.82mm" draw:caption-point-x="-6.1mm" draw:caption-point-y="15.1mm">
              <dc:date>2015-08-10T00:00:00</dc:date>
              <text:p text:style-name="P1"><text:span text:style-name="T1">- Lead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Lead Ore (Nether Ores)</text:span></text:p>
              <text:p text:style-name="P1"><text:span text:style-name="T1">- Ender Lead Ore Gravel (Ex Nihilo)</text:span></text:p>
              <text:p text:style-name="P1"><text:span text:style-name="T1">- Lead Ingot (OreDict)</text:span></text:p>
              <text:p text:style-name="P1"><text:span text:style-name="T1">- Native Lead Cluster (Thaumcraf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79.86mm" draw:caption-point-x="-6.1mm" draw:caption-point-y="15.06mm">
              <dc:date>2015-08-12T00:00:00</dc:date>
              <text:p text:style-name="P1"><text:span text:style-name="T1">- Lead Ore (OreDict)</text:span></text:p>
              <text:p text:style-name="P1"><text:span text:style-name="T1">- Lead Block (OreDict)</text:span></text:p>
              <text:p text:style-name="P1"><text:span text:style-name="T1">- Lead Ingot (Ore 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Gold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Gold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old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115.48mm" svg:y="93.37mm" draw:caption-point-x="-6.1mm" draw:caption-point-y="15.1mm">
              <dc:date>2015-08-10T00:00:00</dc:date>
              <text:p text:style-name="P1"><text:span text:style-name="T1">- 4x Gold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63.28mm" svg:y="93.37mm" draw:caption-point-x="-6.1mm" draw:caption-point-y="15.1mm">
              <dc:date>2015-08-10T00:00:00</dc:date>
              <text:p text:style-name="P1"><text:span text:style-name="T1">- Gold Ore (OreDict)</text:span></text:p>
              <text:p text:style-name="P1"><text:span text:style-name="T1">- Gold Ore Gravel (Ex Nihilo)</text:span></text:p>
              <text:p text:style-name="P1"><text:span text:style-name="T1">- Gold Ore Sand (Ex Nihilo)</text:span></text:p>
              <text:p text:style-name="P1"><text:span text:style-name="T1">- Gold Ore Dust (Ex Nihilo)</text:span></text:p>
              <text:p text:style-name="P1"><text:span text:style-name="T1">- Nether LeadGold Ore (Nether Ores)</text:span></text:p>
              <text:p text:style-name="P1"><text:span text:style-name="T1">- Nether Gold Ore Gravel (Ex Nihilo)</text:span></text:p>
              <text:p text:style-name="P1"><text:span text:style-name="T1">- Gold Ingot (OreDict)</text:span></text:p>
              <text:p text:style-name="P1"><text:span text:style-name="T1">- Native Gold Cluster (Thaumcraf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93.4mm" draw:caption-point-x="-6.1mm" draw:caption-point-y="15.07mm">
              <dc:date>2015-08-12T00:00:00</dc:date>
              <text:p text:style-name="P1"><text:span text:style-name="T1">- Gold Ore (OreDict)</text:span></text:p>
              <text:p text:style-name="P1"><text:span text:style-name="T1">- Gold Block (OreDict)</text:span></text:p>
              <text:p text:style-name="P1"><text:span text:style-name="T1">- Gold Ingot (Ore 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Obsidian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Obsidian</text:p>
          </table:table-cell>
          <table:table-cell table:style-name="ce4" office:value-type="string" calcext:value-type="string">
            <text:p>Thermal Foundation</text:p>
          </table:table-cell>
          <table:table-cell/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style-name="ce27" office:value-type="string" calcext:value-type="string">
            <office:annotation draw:style-name="gr1" draw:text-style-name="P2" svg:width="28.99mm" svg:height="9.91mm" svg:x="209.23mm" svg:y="102.43mm" draw:caption-point-x="-6.1mm" draw:caption-point-y="15.07mm">
              <dc:date>2015-08-12T00:00:00</dc:date>
              <text:p text:style-name="P1"><text:span text:style-name="T1">- Shadow Comb (ExtraBees)</text:span></text:p>
            </office:annotation>
            <text:p>change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bsidian Dust</text:p>
          </table:table-cell>
          <table:table-cell table:style-name="ce5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8" draw:text-style-name="P2" svg:width="28.99mm" svg:height="17.81mm" svg:x="163.28mm" svg:y="106.92mm" draw:caption-point-x="-6.1mm" draw:caption-point-y="15.1mm">
              <dc:date>2015-08-10T00:00:00</dc:date>
              <text:p text:style-name="P1"><text:span text:style-name="T1">- Obsidian Block (OreDict)</text:span></text:p>
              <text:p text:style-name="P1"><text:span text:style-name="T1">- Obsidian Ingot (Ore Dic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1" draw:text-style-name="P2" svg:width="28.99mm" svg:height="9.91mm" svg:x="186.65mm" svg:y="106.95mm" draw:caption-point-x="-6.1mm" draw:caption-point-y="15.07mm">
              <dc:date>2015-08-12T00:00:00</dc:date>
              <text:p text:style-name="P1"><text:span text:style-name="T1">- Obsidian (Vanilla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table:style-name="ce5" office:value-type="string" calcext:value-type="string">
            <text:p>Basalz Powder</text:p>
          </table:table-cell>
          <table:table-cell table:style-name="ce12" office:value-type="string" calcext:value-type="string">
            <text:p>Thermal Foundation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5" draw:text-style-name="P2" svg:width="28.99mm" svg:height="13.86mm" svg:x="163.28mm" svg:y="111.43mm" draw:caption-point-x="-6.1mm" draw:caption-point-y="15.1mm">
              <dc:date>2015-08-10T00:00:00</dc:date>
              <text:p text:style-name="P1"><text:span text:style-name="T1">- Basalz Rod (Thermal Foundation)</text:span></text:p>
            </office:annotation>
            <text:p>changed</text:p>
          </table:table-cell>
          <table:table-cell table:style-name="ce21" table:number-columns-repeated="2"/>
          <table:table-cell table:style-name="ce32" table:number-columns-repeated="1017"/>
        </table:table-row>
        <table:table-row table:style-name="ro1">
          <table:table-cell office:value-type="string" calcext:value-type="string">
            <text:p>Pulverized Mana Infused Metal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ithri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9" draw:text-style-name="P2" svg:width="28.99mm" svg:height="41.51mm" svg:x="163.28mm" svg:y="120.46mm" draw:caption-point-x="-6.1mm" draw:caption-point-y="15.1mm">
              <dc:date>2015-08-12T00:00:00</dc:date>
              <text:p text:style-name="P1"><text:span text:style-name="T1">- Mithril Ore (OreDict)</text:span></text:p>
              <text:p text:style-name="P1"><text:span text:style-name="T1">- Nether Mithril Ore (Nether Ores)</text:span></text:p>
              <text:p text:style-name="P1"><text:span text:style-name="T1">- Mithril Ingot (OreDict)</text:span></text:p>
              <text:p text:style-name="P1"><text:span text:style-name="T1">- Native Mithril Cluster (Thaumcraf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20.46mm" draw:caption-point-x="-6.1mm" draw:caption-point-y="15.1mm">
              <dc:date>2015-08-12T00:00:00</dc:date>
              <text:p text:style-name="P1"><text:span text:style-name="T1">- Mithril Ore (OreDict)</text:span></text:p>
              <text:p text:style-name="P1"><text:span text:style-name="T1">- Mithril Block (OreDict)</text:span></text:p>
              <text:p text:style-name="P1"><text:span text:style-name="T1">- Mithril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Bronze Blend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ronze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115.48mm" svg:y="129.5mm" draw:caption-point-x="-6.1mm" draw:caption-point-y="15.09mm">
              <dc:date>2015-08-12T00:00:00</dc:date>
              <text:p text:style-name="P1"><text:span text:style-name="T1">- 3xCopper Dust (OreDict) + Tin Dust (OreDict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1" draw:text-style-name="P2" svg:width="28.99mm" svg:height="9.91mm" svg:x="163.28mm" svg:y="129.53mm" draw:caption-point-x="-6.1mm" draw:caption-point-y="15.06mm">
              <dc:date>2015-08-12T00:00:00</dc:date>
              <text:p text:style-name="P1"><text:span text:style-name="T1">- Bronze Ingot (OreDic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29.49mm" draw:caption-point-x="-6.1mm" draw:caption-point-y="15.1mm">
              <dc:date>2015-08-12T00:00:00</dc:date>
              <text:p text:style-name="P1"><text:span text:style-name="T1">- Bronze Block (OreDict)</text:span></text:p>
              <text:p text:style-name="P1"><text:span text:style-name="T1">- Bronze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table:style-name="ce5" office:value-type="string" calcext:value-type="string">
            <text:p>Stee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1" draw:text-style-name="P2" svg:width="28.99mm" svg:height="9.91mm" svg:x="163.28mm" svg:y="134.04mm" draw:caption-point-x="-6.1mm" draw:caption-point-y="15.07mm">
              <dc:date>2015-08-12T00:00:00</dc:date>
              <text:p text:style-name="P1"><text:span text:style-name="T1">- Steel Ingot (OreDic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34mm" draw:caption-point-x="-6.1mm" draw:caption-point-y="15.11mm">
              <dc:date>2015-08-12T00:00:00</dc:date>
              <text:p text:style-name="P1"><text:span text:style-name="T1">- Steel Block (OreDict)</text:span></text:p>
              <text:p text:style-name="P1"><text:span text:style-name="T1">- Steel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Electrum Blend</text:p>
          </table:table-cell>
          <table:table-cell table:style-name="ce4" office:value-type="string" calcext:value-type="string">
            <text:p>Thermal Foundation</text:p>
          </table:table-cell>
          <table:table-cell table:style-name="ce22" office:value-type="string" calcext:value-type="string">
            <text:p>disabled</text:p>
          </table:table-cell>
          <table:table-cell table:style-name="ce25" office:value-type="string" calcext:value-type="string">
            <text:p>unchangeable</text:p>
          </table:table-cell>
          <table:table-cell table:style-name="ce22" office:value-type="string" calcext:value-type="string">
            <text:p>disabled</text:p>
          </table:table-cell>
          <table:table-cell table:style-name="ce17" office:value-type="string" calcext:value-type="string">
            <text:p>disabled</text:p>
          </table:table-cell>
          <table:table-cell table:style-name="ce28"/>
          <table:table-cell table:style-name="ce33" table:number-columns-repeated="1017"/>
        </table:table-row>
        <table:table-row table:style-name="ro1">
          <table:table-cell table:style-name="ce5" office:value-type="string" calcext:value-type="string">
            <text:p>Electrum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8" draw:text-style-name="P2" svg:width="28.99mm" svg:height="17.81mm" svg:x="115.48mm" svg:y="143.04mm" draw:caption-point-x="-6.1mm" draw:caption-point-y="15.1mm">
              <dc:date>2015-08-12T00:00:00</dc:date>
              <text:p text:style-name="P1"><text:span text:style-name="T1">- Gold Dust (OreDict) + Silver Dust (OreDict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1" draw:text-style-name="P2" svg:width="28.99mm" svg:height="9.91mm" svg:x="163.28mm" svg:y="143.07mm" draw:caption-point-x="-6.1mm" draw:caption-point-y="15.07mm">
              <dc:date>2015-08-12T00:00:00</dc:date>
              <text:p text:style-name="P1"><text:span text:style-name="T1">- Electrum Ingot (OreDic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43.03mm" draw:caption-point-x="-6.1mm" draw:caption-point-y="15.11mm">
              <dc:date>2015-08-12T00:00:00</dc:date>
              <text:p text:style-name="P1"><text:span text:style-name="T1">- Electrum Block (OreDict)</text:span></text:p>
              <text:p text:style-name="P1"><text:span text:style-name="T1">- Electrum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Pulverized Charcoal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25" office:value-type="string" calcext:value-type="string">
            <text:p>unchangeable</text:p>
          </table:table-cell>
          <table:table-cell table:number-columns-repeated="2" table:style-name="ce22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harcoa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1" draw:text-style-name="P2" svg:width="28.99mm" svg:height="9.91mm" svg:x="163.28mm" svg:y="152.07mm" draw:caption-point-x="-6.1mm" draw:caption-point-y="15.1mm">
              <dc:date>2015-08-12T00:00:00</dc:date>
              <text:p text:style-name="P1"><text:span text:style-name="T1">- Charcoal (OreDic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52.03mm" draw:caption-point-x="-6.1mm" draw:caption-point-y="15.14mm">
              <dc:date>2015-08-12T00:00:00</dc:date>
              <text:p text:style-name="P1"><text:span text:style-name="T1">- Charcoal Block (OreDict)</text:span></text:p>
              <text:p text:style-name="P1"><text:span text:style-name="T1">- Charcoal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Ender Pearl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nder Pear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3"/>
          <table:table-cell table:style-name="ce18" office:value-type="string" calcext:value-type="string">
            <office:annotation draw:style-name="gr2" draw:text-style-name="P2" svg:width="28.99mm" svg:height="25.71mm" svg:x="186.65mm" svg:y="161.06mm" draw:caption-point-x="-6.1mm" draw:caption-point-y="15.14mm">
              <dc:date>2015-08-12T00:00:00</dc:date>
              <text:p text:style-name="P1"><text:span text:style-name="T1">- Ender Pearl (Vanilla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Cobalt Dust</text:p>
          </table:table-cell>
          <table:table-cell office:value-type="string" calcext:value-type="string">
            <text:p>Tinkers Construct</text:p>
          </table:table-cell>
          <table:table-cell table:number-columns-repeated="2"/>
          <table:table-cell table:style-name="ce22" office:value-type="string" calcext:value-type="string">
            <text:p>disabled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obalt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10" draw:text-style-name="P2" svg:width="28.99mm" svg:height="29.66mm" svg:x="163.28mm" svg:y="170.13mm" draw:caption-point-x="-6.1mm" draw:caption-point-y="15.1mm">
              <dc:date>2015-08-12T00:00:00</dc:date>
              <text:p text:style-name="P1"><text:span text:style-name="T1">- Cobalt Ore (OreDict)</text:span></text:p>
              <text:p text:style-name="P1"><text:span text:style-name="T1">- Cobalt Ingot (OreDict)</text:span></text:p>
              <text:p text:style-name="P1"><text:span text:style-name="T1">- Native Cobalt Cluster (Thaumcraf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70.09mm" draw:caption-point-x="-6.1mm" draw:caption-point-y="15.14mm">
              <dc:date>2015-08-12T00:00:00</dc:date>
              <text:p text:style-name="P1"><text:span text:style-name="T1">- Cobalt Block (OreDict)</text:span></text:p>
              <text:p text:style-name="P1"><text:span text:style-name="T1">- Cobalt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Ardite Dust</text:p>
          </table:table-cell>
          <table:table-cell office:value-type="string" calcext:value-type="string">
            <text:p>Tinkers Construct</text:p>
          </table:table-cell>
          <table:table-cell table:number-columns-repeated="2"/>
          <table:table-cell table:style-name="ce22" office:value-type="string" calcext:value-type="string">
            <text:p>disabled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rdite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10" draw:text-style-name="P2" svg:width="28.99mm" svg:height="29.66mm" svg:x="163.28mm" svg:y="179.16mm" draw:caption-point-x="-6.1mm" draw:caption-point-y="15.1mm">
              <dc:date>2015-08-13T00:00:00</dc:date>
              <text:p text:style-name="P1"><text:span text:style-name="T1">- Ardite Ore (OreDict)</text:span></text:p>
              <text:p text:style-name="P1"><text:span text:style-name="T1">- Ardite Ingot (OreDict)</text:span></text:p>
              <text:p text:style-name="P1"><text:span text:style-name="T1">- Native Ardite Cluster (Thaumcraf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79.12mm" draw:caption-point-x="-6.1mm" draw:caption-point-y="15.14mm">
              <dc:date>2015-08-13T00:00:00</dc:date>
              <text:p text:style-name="P1"><text:span text:style-name="T1">- Ardite Block (OreDict)</text:span></text:p>
              <text:p text:style-name="P1"><text:span text:style-name="T1">- Ardite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Manyullyn Dust</text:p>
          </table:table-cell>
          <table:table-cell office:value-type="string" calcext:value-type="string">
            <text:p>Tinkers Construct</text:p>
          </table:table-cell>
          <table:table-cell table:style-name="ce22" office:value-type="string" calcext:value-type="string">
            <text:p>disabled</text:p>
          </table:table-cell>
          <table:table-cell/>
          <table:table-cell table:style-name="ce22" office:value-type="string" calcext:value-type="string">
            <text:p>disabled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anyullyn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/>
          <table:table-cell table:style-name="ce21"/>
          <table:table-cell table:style-name="ce18" office:value-type="string" calcext:value-type="string">
            <office:annotation draw:style-name="gr10" draw:text-style-name="P2" svg:width="28.99mm" svg:height="29.66mm" svg:x="163.28mm" svg:y="188.2mm" draw:caption-point-x="-6.1mm" draw:caption-point-y="15.1mm">
              <dc:date>2015-08-13T00:00:00</dc:date>
              <text:p text:style-name="P1"><text:span text:style-name="T1">- Manyullyn Ingot (OreDic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88.16mm" draw:caption-point-x="-6.1mm" draw:caption-point-y="15.14mm">
              <dc:date>2015-08-13T00:00:00</dc:date>
              <text:p text:style-name="P1"><text:span text:style-name="T1">- Manyullyn Block (OreDict)</text:span></text:p>
              <text:p text:style-name="P1"><text:span text:style-name="T1">- Manyullyn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Aluminum Dust</text:p>
          </table:table-cell>
          <table:table-cell office:value-type="string" calcext:value-type="string">
            <text:p>Tinkers Construct</text:p>
          </table:table-cell>
          <table:table-cell/>
          <table:table-cell table:style-name="ce25" office:value-type="string" calcext:value-type="string">
            <text:p>unchangeable</text:p>
          </table:table-cell>
          <table:table-cell table:number-columns-repeated="2" table:style-name="ce22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luminum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10" draw:text-style-name="P2" svg:width="28.99mm" svg:height="33.61mm" svg:x="163.28mm" svg:y="197.23mm" draw:caption-point-x="-6.1mm" draw:caption-point-y="15.1mm">
              <dc:date>2015-08-14T00:00:00</dc:date>
              <text:p text:style-name="P1"><text:span text:style-name="T1">- Aluminum Ore (OreDict)</text:span></text:p>
              <text:p text:style-name="P1"><text:span text:style-name="T1">- Aluminum Ingot (OreDict)</text:span></text:p>
              <text:p text:style-name="P1"><text:span text:style-name="T1">- Native Aluminum Cluster (Thaumcraf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97.23mm" draw:caption-point-x="-6.1mm" draw:caption-point-y="15.1mm">
              <dc:date>2015-08-14T00:00:00</dc:date>
              <text:p text:style-name="P1"><text:span text:style-name="T1">- Aluminum Ore (OreDict)</text:span></text:p>
              <text:p text:style-name="P1"><text:span text:style-name="T1">- Aluminum Block (OreDict)</text:span></text:p>
              <text:p text:style-name="P1"><text:span text:style-name="T1">- Aluminum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Aluminum Brass Dust</text:p>
          </table:table-cell>
          <table:table-cell office:value-type="string" calcext:value-type="string">
            <text:p>Tinkers Construct</text:p>
          </table:table-cell>
          <table:table-cell table:style-name="ce22" office:value-type="string" calcext:value-type="string">
            <text:p>disabled</text:p>
          </table:table-cell>
          <table:table-cell/>
          <table:table-cell table:number-columns-repeated="2" table:style-name="ce22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luminum Brass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10" draw:text-style-name="P2" svg:width="28.99mm" svg:height="29.66mm" svg:x="163.28mm" svg:y="206.26mm" draw:caption-point-x="-6.1mm" draw:caption-point-y="15.1mm">
              <dc:date>2015-08-14T00:00:00</dc:date>
              <text:p text:style-name="P1"><text:span text:style-name="T1">- Aluminum Brass Ingot (OreDic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206.26mm" draw:caption-point-x="-6.1mm" draw:caption-point-y="15.1mm">
              <dc:date>2015-08-14T00:00:00</dc:date>
              <text:p text:style-name="P1"><text:span text:style-name="T1">- Aluminum Brass Block (OreDict)</text:span></text:p>
              <text:p text:style-name="P1"><text:span text:style-name="T1">- Aluminum Brass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.00.0000</text:date>, <text:time style:data-style-name="N2" text:time-value="08:37:54.6903464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21:29:20.991364393</meta:creation-date>
    <dc:date>2015-08-14T09:18:35.700603030</dc:date>
    <meta:editing-duration>PT19H52M23S</meta:editing-duration>
    <meta:editing-cycles>69</meta:editing-cycles>
    <meta:generator>LibreOffice/4.4.5.2$Linux_X86_64 LibreOffice_project/40m0$Build-2</meta:generator>
    <meta:document-statistic meta:table-count="1" meta:cell-count="224" meta:object-count="0"/>
  </office:meta>
</office:document-meta>
</file>